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04in" fo:margin-left="-0.0813in" fo:margin-top="0in" fo:margin-bottom="0in" table:align="left"/>
    </style:style>
    <style:style style:name="Table1.A" style:family="table-column">
      <style:table-column-properties style:column-width="2.4785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0.9479in"/>
    </style:style>
    <style:style style:name="Table1.D" style:family="table-column">
      <style:table-column-properties style:column-width="0.9688in"/>
    </style:style>
    <style:style style:name="Table1.E" style:family="table-column">
      <style:table-column-properties style:column-width="0.8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ates for freelance staff.</text:span></text:p>
      <text:p text:style-name="P2"/>
      <text:p text:style-name="P1">As Open Data Manchester’s programme is set to grow over the coming months and to enable us to do this, we are going to have to employ part-time and temporary staff.</text:p>
      <text:p text:style-name="P1"/>
      <text:p text:style-name="P1">From research - job sites, freelance platforms and speaking to people, <text:s/>I have managed to put together the following table. There are a couple of methodologies that I have employed to do this. One is to take a sample of hourly rates, remove the outliers and average from Pay by the Hour.. The second was to look at job recruitment sites and take a sample of rates and do something similar.</text:p>
      <text:p text:style-name="P1"/>
      <text:p text:style-name="P1">The rates are banded into four band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4"><text:span text:style-name="T2">Band</text:span></text:p>
          </table:table-cell>
          <table:table-cell table:style-name="Table1.A1" office:value-type="string">
            <text:p text:style-name="P4"><text:span text:style-name="T2">Half day rate</text:span></text:p>
          </table:table-cell>
          <table:table-cell table:style-name="Table1.A1" office:value-type="string">
            <text:p text:style-name="P4"><text:span text:style-name="T2">Day rate</text:span></text:p>
          </table:table-cell>
          <table:table-cell table:style-name="Table1.A1" office:value-type="string">
            <text:p text:style-name="P4"><text:span text:style-name="T2">Weekly</text:span></text:p>
          </table:table-cell>
          <table:table-cell table:style-name="Table1.A1" office:value-type="string">
            <text:p text:style-name="P4"><text:span text:style-name="T2">Fortnightly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Band 1</text:span></text:p>
            <text:p text:style-name="P4"><text:span text:style-name="T2">Back office, administrative, project support, facilitation support</text:span></text:p>
          </table:table-cell>
          <table:table-cell table:style-name="Table1.A1" office:value-type="string">
            <text:p text:style-name="P4"><text:span text:style-name="T2">100.00</text:span></text:p>
          </table:table-cell>
          <table:table-cell table:style-name="Table1.A1" office:value-type="string">
            <text:p text:style-name="P4"><text:span text:style-name="T2">175.00</text:span></text:p>
          </table:table-cell>
          <table:table-cell table:style-name="Table1.A1" office:value-type="string">
            <text:p text:style-name="P4"><text:span text:style-name="T2">790.00</text:span></text:p>
          </table:table-cell>
          <table:table-cell table:style-name="Table1.A1" office:value-type="string">
            <text:p text:style-name="P4"><text:span text:style-name="T2">1,575.0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Band 2</text:span></text:p>
            <text:p text:style-name="P4"><text:span text:style-name="T2">Project management, facilitation, marketing, copywriting, data analytics and research</text:span></text:p>
          </table:table-cell>
          <table:table-cell table:style-name="Table1.A1" office:value-type="string">
            <text:p text:style-name="P4"><text:span text:style-name="T2">140.00</text:span></text:p>
          </table:table-cell>
          <table:table-cell table:style-name="Table1.A1" office:value-type="string">
            <text:p text:style-name="P4"><text:span text:style-name="T2">250.00</text:span></text:p>
          </table:table-cell>
          <table:table-cell table:style-name="Table1.A1" office:value-type="string">
            <text:p text:style-name="P4"><text:span text:style-name="T2">1,125.00</text:span></text:p>
          </table:table-cell>
          <table:table-cell table:style-name="Table1.A1" office:value-type="string">
            <text:p text:style-name="P4"><text:span text:style-name="T2">2,250.0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Band 3</text:span></text:p>
            <text:p text:style-name="P4"><text:span text:style-name="T2">Technical - coding, developer, data standards and visualisation</text:span></text:p>
          </table:table-cell>
          <table:table-cell table:style-name="Table1.A1" office:value-type="string">
            <text:p text:style-name="P4"><text:span text:style-name="T2">170.00</text:span></text:p>
          </table:table-cell>
          <table:table-cell table:style-name="Table1.A1" office:value-type="string">
            <text:p text:style-name="P4"><text:span text:style-name="T2">300.00</text:span></text:p>
          </table:table-cell>
          <table:table-cell table:style-name="Table1.A1" office:value-type="string">
            <text:p text:style-name="P4"><text:span text:style-name="T2">1,350.00</text:span></text:p>
          </table:table-cell>
          <table:table-cell table:style-name="Table1.A1" office:value-type="string">
            <text:p text:style-name="P4"><text:span text:style-name="T2">2,700.0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Band 4</text:span></text:p>
            <text:p text:style-name="P4"><text:span text:style-name="T2">Expert - consultant</text:span></text:p>
          </table:table-cell>
          <table:table-cell table:style-name="Table1.A1" office:value-type="string">
            <text:p text:style-name="P4"><text:span text:style-name="T2">225.00</text:span></text:p>
          </table:table-cell>
          <table:table-cell table:style-name="Table1.A1" office:value-type="string">
            <text:p text:style-name="P4"><text:span text:style-name="T2">400.00</text:span></text:p>
          </table:table-cell>
          <table:table-cell table:style-name="Table1.A1" office:value-type="string">
            <text:p text:style-name="P4"><text:span text:style-name="T2">1,800.00</text:span></text:p>
          </table:table-cell>
          <table:table-cell table:style-name="Table1.A1" office:value-type="string">
            <text:p text:style-name="P4"><text:span text:style-name="T2">3,600.00</text:span></text:p>
          </table:table-cell>
        </table:table-row>
      </table:table>
      <text:p text:style-name="P1"><text:soft-page-break/></text:p>
      <text:p text:style-name="P1">The rates are worked out as:</text:p>
      <text:p text:style-name="P1">Half day rate is day rate / 8 * 4.5 and rounded to the nearest £10</text:p>
      <text:p text:style-name="P1">Weekly (contiguous days) daily rate * 4.5 rounded to the nearest £10</text:p>
      <text:p text:style-name="P1">Fortnightly (contiguous days) daily rate * 9 rounded to the nearest £10</text:p>
      <text:p text:style-name="P1"/>
      <text:p text:style-name="P1">For longer periods of employment or work that doesn’t easily fit into the tables then we would look at fixed sum contracts or temporary employ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8" meta:word-count="243" meta:character-count="1404" meta:non-whitespace-character-count="1198"/>
    <meta:generator>LibreOfficeDev/5.1.0.3$Linux_X86_64 LibreOffice_project/</meta:generator>
  </office:meta>
</office:document-meta>
</file>